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t" fo:country="PT" officeooo:rsid="000f6f9e" officeooo:paragraph-rsid="000f6f9e" style:font-size-asian="10.5pt"/>
    </style:style>
    <style:style style:name="P2" style:family="paragraph" style:parent-style-name="Standard">
      <style:text-properties fo:language="pt" fo:country="PT" officeooo:rsid="0011618f" officeooo:paragraph-rsid="0011618f" style:font-size-asian="10.5pt"/>
    </style:style>
    <style:style style:name="P3" style:family="paragraph" style:parent-style-name="Standard">
      <style:text-properties fo:language="pt" fo:country="PT" fo:font-weight="bold" officeooo:rsid="000f6f9e" officeooo:paragraph-rsid="000f6f9e" style:font-size-asian="10.5pt" style:font-weight-asian="bold" style:font-weight-complex="bold"/>
    </style:style>
    <style:style style:name="P4" style:family="paragraph" style:parent-style-name="Standard">
      <style:text-properties fo:language="pt" fo:country="PT" fo:font-weight="bold" officeooo:rsid="0011618f" officeooo:paragraph-rsid="0011618f" style:font-size-asian="10.5pt" style:font-weight-asian="bold" style:font-weight-complex="bold"/>
    </style:style>
    <style:style style:name="P5" style:family="paragraph" style:parent-style-name="Standard">
      <style:text-properties fo:language="pt" fo:country="PT" fo:font-weight="bold" officeooo:rsid="0012da7a" officeooo:paragraph-rsid="0012da7a" style:font-size-asian="10.5pt" style:font-weight-asian="bold" style:font-weight-complex="bold"/>
    </style:style>
    <style:style style:name="P6" style:family="paragraph" style:parent-style-name="Standard">
      <style:text-properties fo:language="pt" fo:country="PT" fo:font-weight="bold" officeooo:rsid="00151119" officeooo:paragraph-rsid="00151119" style:font-size-asian="10.5pt" style:font-weight-asian="bold" style:font-weight-complex="bold"/>
    </style:style>
    <style:style style:name="P7" style:family="paragraph" style:parent-style-name="Standard">
      <style:text-properties fo:language="pt" fo:country="PT" fo:font-weight="bold" officeooo:rsid="0017cc7b" officeooo:paragraph-rsid="0017cc7b" style:font-size-asian="10.5pt" style:font-weight-asian="bold" style:font-weight-complex="bold"/>
    </style:style>
    <style:style style:name="P8" style:family="paragraph" style:parent-style-name="Standard">
      <style:text-properties fo:language="pt" fo:country="PT" fo:font-weight="bold" officeooo:rsid="000f6f9e" officeooo:paragraph-rsid="000f6f9e" style:font-size-asian="10.5pt" style:font-weight-asian="bold" style:font-weight-complex="bold"/>
    </style:style>
    <style:style style:name="P9" style:family="paragraph" style:parent-style-name="Standard">
      <style:text-properties fo:language="pt" fo:country="PT" fo:font-weight="normal" officeooo:rsid="0011618f" officeooo:paragraph-rsid="0011618f" style:font-size-asian="10.5pt" style:font-weight-asian="normal" style:font-weight-complex="normal"/>
    </style:style>
    <style:style style:name="P10" style:family="paragraph" style:parent-style-name="Standard">
      <style:text-properties fo:language="pt" fo:country="PT" fo:font-weight="normal" officeooo:rsid="0011618f" officeooo:paragraph-rsid="0020628e" style:font-size-asian="10.5pt" style:font-weight-asian="normal" style:font-weight-complex="normal"/>
    </style:style>
    <style:style style:name="P11" style:family="paragraph" style:parent-style-name="Standard">
      <style:text-properties fo:language="pt" fo:country="PT" fo:font-weight="normal" officeooo:rsid="00160e9b" officeooo:paragraph-rsid="00151119" style:font-size-asian="10.5pt" style:font-weight-asian="normal" style:font-weight-complex="normal"/>
    </style:style>
    <style:style style:name="P12" style:family="paragraph" style:parent-style-name="Standard">
      <style:text-properties fo:language="pt" fo:country="PT" fo:font-weight="normal" officeooo:rsid="001916c3" officeooo:paragraph-rsid="001916c3" style:font-size-asian="10.5pt" style:font-weight-asian="normal" style:font-weight-complex="normal"/>
    </style:style>
    <style:style style:name="P13" style:family="paragraph" style:parent-style-name="Standard">
      <style:text-properties fo:language="pt" fo:country="PT" fo:font-weight="normal" officeooo:rsid="0012da7a" officeooo:paragraph-rsid="0011618f" style:font-size-asian="10.5pt" style:font-weight-asian="normal" style:font-weight-complex="normal"/>
    </style:style>
    <style:style style:name="P14" style:family="paragraph" style:parent-style-name="Standard">
      <style:text-properties fo:language="pt" fo:country="PT" fo:font-weight="normal" officeooo:rsid="001d2fe1" officeooo:paragraph-rsid="001d2fe1" style:font-size-asian="10.5pt" style:font-weight-asian="normal" style:font-weight-complex="normal"/>
    </style:style>
    <style:style style:name="P15" style:family="paragraph" style:parent-style-name="Standard">
      <style:text-properties fo:language="pt" fo:country="PT" fo:font-weight="normal" officeooo:rsid="0021cb9e" officeooo:paragraph-rsid="0021cb9e" style:font-size-asian="10.5pt" style:font-weight-asian="normal" style:font-weight-complex="normal"/>
    </style:style>
    <style:style style:name="P16" style:family="paragraph" style:parent-style-name="Standard">
      <style:text-properties fo:language="pt" fo:country="PT" fo:font-weight="normal" officeooo:rsid="00259dd6" officeooo:paragraph-rsid="00259dd6" style:font-size-asian="10.5pt" style:font-weight-asian="normal" style:font-weight-complex="normal"/>
    </style:style>
    <style:style style:name="P17" style:family="paragraph" style:parent-style-name="Standard">
      <style:text-properties fo:language="pt" fo:country="PT" fo:font-weight="normal" officeooo:rsid="002916ec" officeooo:paragraph-rsid="002916ec" style:font-size-asian="10.5pt" style:font-weight-asian="normal" style:font-weight-complex="normal"/>
    </style:style>
    <style:style style:name="P18" style:family="paragraph" style:parent-style-name="Standard">
      <style:text-properties fo:language="en" fo:country="US" fo:font-weight="normal" officeooo:rsid="001407ba" officeooo:paragraph-rsid="0011618f" style:font-size-asian="10.5p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59dd6" style:font-weight-asian="bold" style:font-weight-complex="bold"/>
    </style:style>
    <style:style style:name="T3" style:family="text">
      <style:text-properties fo:font-weight="bold" officeooo:rsid="0024de67" style:font-weight-asian="bold" style:font-weight-complex="bold"/>
    </style:style>
    <style:style style:name="T4" style:family="text">
      <style:text-properties fo:font-weight="bold" officeooo:rsid="0026d53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618f" style:font-weight-asian="normal" style:font-weight-complex="normal"/>
    </style:style>
    <style:style style:name="T7" style:family="text">
      <style:text-properties fo:font-weight="normal" officeooo:rsid="0012da7a" style:font-weight-asian="normal" style:font-weight-complex="normal"/>
    </style:style>
    <style:style style:name="T8" style:family="text">
      <style:text-properties fo:font-weight="normal" officeooo:rsid="00151119" style:font-weight-asian="normal" style:font-weight-complex="normal"/>
    </style:style>
    <style:style style:name="T9" style:family="text">
      <style:text-properties fo:font-weight="normal" officeooo:rsid="00160e9b" style:font-weight-asian="normal" style:font-weight-complex="normal"/>
    </style:style>
    <style:style style:name="T10" style:family="text">
      <style:text-properties fo:font-weight="normal" officeooo:rsid="001916c3" style:font-weight-asian="normal" style:font-weight-complex="normal"/>
    </style:style>
    <style:style style:name="T11" style:family="text">
      <style:text-properties fo:font-weight="normal" officeooo:rsid="001af64a" style:font-weight-asian="normal" style:font-weight-complex="normal"/>
    </style:style>
    <style:style style:name="T12" style:family="text">
      <style:text-properties fo:font-weight="normal" officeooo:rsid="001e89c8" style:font-weight-asian="normal" style:font-weight-complex="normal"/>
    </style:style>
    <style:style style:name="T13" style:family="text">
      <style:text-properties fo:font-weight="normal" officeooo:rsid="0020476a" style:font-weight-asian="normal" style:font-weight-complex="normal"/>
    </style:style>
    <style:style style:name="T14" style:family="text">
      <style:text-properties fo:font-weight="normal" officeooo:rsid="0020628e" style:font-weight-asian="normal" style:font-weight-complex="normal"/>
    </style:style>
    <style:style style:name="T15" style:family="text">
      <style:text-properties officeooo:rsid="0011618f"/>
    </style:style>
    <style:style style:name="T16" style:family="text">
      <style:text-properties officeooo:rsid="001e89c8"/>
    </style:style>
    <style:style style:name="T17" style:family="text">
      <style:text-properties style:text-underline-style="solid" style:text-underline-width="auto" style:text-underline-color="font-color" fo:font-weight="normal" officeooo:rsid="001e89c8" style:font-weight-asian="normal" style:font-weight-complex="normal"/>
    </style:style>
    <style:style style:name="T18" style:family="text">
      <style:text-properties style:text-underline-style="none" fo:font-weight="normal" officeooo:rsid="001e89c8" style:font-weight-asian="normal" style:font-weight-complex="normal"/>
    </style:style>
    <style:style style:name="T19" style:family="text">
      <style:text-properties style:text-underline-style="none" fo:font-weight="normal" officeooo:rsid="0020476a" style:font-weight-asian="normal" style:font-weight-complex="normal"/>
    </style:style>
    <style:style style:name="T20" style:family="text">
      <style:text-properties officeooo:rsid="0022f237"/>
    </style:style>
    <style:style style:name="T21" style:family="text">
      <style:text-properties officeooo:rsid="0024de67"/>
    </style:style>
    <style:style style:name="T22" style:family="text">
      <style:text-properties officeooo:rsid="00259dd6"/>
    </style:style>
    <style:style style:name="T23" style:family="text">
      <style:text-properties officeooo:rsid="0026d530"/>
    </style:style>
    <style:style style:name="T24" style:family="text">
      <style:text-properties officeooo:rsid="00276969"/>
    </style:style>
    <style:style style:name="T25" style:family="text">
      <style:text-properties officeooo:rsid="002af1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jeddit</text:p>
      <text:p text:style-name="P2">Bruno Silva, nºmec: 80210</text:p>
      <text:p text:style-name="P2">Fábio Santos, nºmec: 80317</text:p>
      <text:p text:style-name="P2"/>
      <text:p text:style-name="P3">Contexto:</text:p>
      <text:p text:style-name="P1">Esta plataforma trata-se de uma espécie de fórum de discussão e partilha entre utilizadores, <text:span text:style-name="T25">onde devem fazer posts com novas discussões, estando esses posts organizados por temas.</text:span></text:p>
      <text:p text:style-name="P1"/>
      <text:p text:style-name="P1"><text:span text:style-name="T1">Tópicos</text:span> são uma espécie de grupos em que se podem realizar posts que dizem respeito a um determinado tema definido pelo tópico. Os topicos contém uma descriçao sobre que tipo de conteudo deve ser publicado, como por exemplo, um tópico sobre animais de estimação em que os users podem fazer perguntas, partilhar historias e momentos engraçados com os seus animais de estimação. Podem também ser definidas regras. Por exemplo, <text:span text:style-name="T15">no</text:span> tópico de animais de estimação, pode ser definida uma regra que diz que os utilizadores não podem fazer posts sobre adoção de animais.</text:p>
      <text:p text:style-name="P1">Todos os topicos podem ser editados por que originalmente o criou.</text:p>
      <text:p text:style-name="P1">Não foi implementada nenhuma ferramenta de moderação, nem nenhum administrador com o puder de eliminar posts que não tenham sido criados por ele</text:p>
      <text:p text:style-name="P1"/>
      <text:p text:style-name="P3">Posts <text:span text:style-name="T5">são publicaçoes que contém um titulo que resume a publicação, e um conteúdo de texto. </text:span><text:span text:style-name="T6">Cada post está associado a um topico, e pode ser criado por um utilizador com sessão iniciada. </text:span><text:span text:style-name="T7">Ao utilizador que criou o post, usamos por vezes a nomenclatura OP (original poster)</text:span></text:p>
      <text:p text:style-name="P4"><text:span text:style-name="T5">Associado a cada Post encontra-se também um </text:span>score<text:span text:style-name="T5">. Este score é obtido da conta numero de upvotes – numero de downvotes que o post tem. </text:span>Upvotes <text:span text:style-name="T5">significa que um utilizador gosta do post e o acha pertinente ou interessante, e portanto irá aumentar a sua score por 1 valor, semelhante ao sistema de likes do facebook. </text:span>Downvote<text:span text:style-name="T5"> significa o contrário e se o utilizador fizer downvote irá retirar -1 valor à score. </text:span></text:p>
      <text:p text:style-name="P9"/>
      <text:p text:style-name="P5"><text:span text:style-name="T5">Em cada post podem ser feitos </text:span>Comentários<text:span text:style-name="T5">, tanto por quem fez o post, como por todos os outros utilizadores com sessão iniciada. </text:span><text:span text:style-name="T12">Para isso, deve-se carregar no botão preto “Comment” </text:span><text:span text:style-name="T17">na página do tópico e não na preview.</text:span><text:span text:style-name="T18"> </text:span><text:span text:style-name="T19">Tal irá abrir um área de texto para inserir o comentário.</text:span><text:span text:style-name="T5"> </text:span><text:span text:style-name="T8">Também é possível fazer upvote e downvote de comentários.</text:span></text:p>
      <text:p text:style-name="P6"><text:span text:style-name="T5">Há também associado aos comentários </text:span>replies<text:span text:style-name="T5">. Isto permite criar </text:span><text:span text:style-name="T9">respostas à conversa por vários utilizadores. Não é possível fazer replies às replies. </text:span><text:span text:style-name="T13">Dado um comentário, ao carregar em “reply” irá ser aberto uma caixa de texto por debaixo desse comentário. Note-se que apesar de comentários e replies estarem definidos na mesma classe, distinguimos </text:span><text:span text:style-name="T14">replies como respostas a comentários feitos e cada reply está associado a um comentário. Não é possível fazer replies sem comentários.</text:span></text:p>
      <text:p text:style-name="P11"/>
      <text:p text:style-name="P7"><text:span text:style-name="T10">O</text:span><text:span text:style-name="T5">s </text:span>utilizadores<text:span text:style-name="T5"> com conta têm um perfil, onde podem editar a sua info e mudar foto e mudar as suas definições de privacidade, </text:span><text:span text:style-name="T10">limitando quem pode ver o q</text:span><text:span text:style-name="T11">uê</text:span><text:span text:style-name="T10"> no perfil. </text:span><text:span text:style-name="T11">Por exemplo, se definir que </text:span></text:p>
      <text:p text:style-name="P12">No perfil de utilizador é possível ver os tópicos que este criou, bem como os seus upvotes, downvotes, posts, comentários, etc.. ou seja da sua atividade na plataforma.</text:p>
      <text:p text:style-name="P12">Ao aceder ao perfil de outro utilizador (isso pode ser feito de varias formas, como clicar no autor de um post, no nome da pessoa nos resultados de procura…) é possível pedir lhe amizade. O pedido é automaticamente aceite e é possível ver a partir do perfil a lista de amigos que o utilizador tem.</text:p>
      <text:p text:style-name="P12"/>
      <text:p text:style-name="P15">Ná página inicial é possível <text:span text:style-name="T20">visualizar uma lista de posts 10 posts, sendo possível avançar para uma página seguite com mais posts. N</text:span>a navbar superior, <text:span text:style-name="T20">é possível selecionar por que tipo de ordenação os posts são apresentados:</text:span></text:p>
      <text:p text:style-name="P15">-<text:span text:style-name="T3">New</text:span><text:span text:style-name="T21">: apresenta os posts mais recentes primeiro</text:span></text:p>
      <text:p text:style-name="P15"><text:soft-page-break/>-<text:span text:style-name="T3">popular:</text:span><text:span text:style-name="T21"> apresenta os posts com mais clicks primeiro, ou seja, os posts que os utilizadores mais veem. Um “click” é incrementado cada vez que alguém acede à pagina</text:span></text:p>
      <text:p text:style-name="P15">- <text:span text:style-name="T2">top rated:</text:span><text:span text:style-name="T22"> mostra primeiro os posts com um score maior</text:span></text:p>
      <text:p text:style-name="P15">- <text:span text:style-name="T2">controversial: </text:span><text:span text:style-name="T24">Apresenta tópicos que controversos, em que vários utilizadores gostaram e outros não gostaram. Só contam tópicos que têm mais de 10 votos, e o score é próximo de 0 porque o número de upvotes é similar ao número de downvotes</text:span></text:p>
      <text:p text:style-name="P12"/>
      <text:p text:style-name="P14">Existe uma barra de <text:span text:style-name="T1">pesquisa</text:span> presente em todas as páginas, onde é possível pesquisar por tópicos, users e posts. Nos resultados de pesquisa é possível fazer uma pesquisa mais avançada, como apresentar tópicos que tenham sido criados pelo user x, apresentar <text:span text:style-name="T16">apenas posts que sejam do topico x e que tenham sido publicadas pelo user y, entre outras opções. É possível também ordenar os resultados por um dado critério.</text:span></text:p>
      <text:p text:style-name="P14"/>
      <text:p text:style-name="P16">Permitimos também que qualquer utilizador <text:span text:style-name="T4">reporte posts</text:span><text:span text:style-name="T23"> que desobedecem à regras ou tenham conteúdo impróprio, contenham conteúdo roubado, ou de alguma forma prejudiquem o utilizador. Para tal, na página de post, existe uma opção para reportar o post. O utilizador deverá explicar o motivo do report. </text:span></text:p>
      <text:p text:style-name="P17"><text:span text:style-name="T1">Quem criou o tópico será, por defeito, o moderador do tópico</text:span> e tem a responsabilidade de ver periódicamente a lista de reports a posts desse tópico feitos por utilizadores, que pode ser acedida na página do tópico, no botao. <text:s/>Tomando como critério o comentário do utilizador que fez o report sobre o motivo pelo qual o post deve ser removido, o criador do tópico deve decidir o que fazer. É possível <text:span text:style-name="T1">aceitar o report, </text:span>eliminado o post (e consequentemente todos os outros reports a esse post) ou recusar o report, mantendo o post.</text:p>
      <text:p text:style-name="P10"/>
      <text:p text:style-name="P9">O que utilizador sem conta não pode fazer </text:p>
      <text:p text:style-name="P9">- guardar / esconder tópicos</text:p>
      <text:p text:style-name="P9">- mandar pedidos de amizade a outos utilizadores</text:p>
      <text:p text:style-name="P9">- fazer upvote ou downvote de posts ou de comentários/replies</text:p>
      <text:p text:style-name="P4"><text:span text:style-name="T5">- </text:span><text:span text:style-name="T7">criar topicos (e portanto não pode editar também)</text:span></text:p>
      <text:p text:style-name="P13">- Criar posts (e portanto não pode editar ou removê-los também)</text:p>
      <text:p text:style-name="P13">- comentar ou responder a comentários</text:p>
      <text:p text:style-name="P13">- <text:span text:style-name="T23">aceitar/recusar reports de posts</text:span></text:p>
      <text:p text:style-name="P13">- <text:span text:style-name="T23">reportar posts</text:span></text:p>
      <text:p text:style-name="P13"/>
      <text:p text:style-name="P13"/>
      <text:p text:style-name="P18"><text:bookmark text:name="__DdeLink__1_392372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0:58:11.453865293</meta:creation-date>
    <dc:date>2018-04-17T11:10:04.303298738</dc:date>
    <meta:editing-duration>PT1H18M34S</meta:editing-duration>
    <meta:editing-cycles>10</meta:editing-cycles>
    <meta:generator>LibreOffice/5.1.6.2$Linux_X86_64 LibreOffice_project/10m0$Build-2</meta:generator>
    <meta:document-statistic meta:table-count="0" meta:image-count="0" meta:object-count="0" meta:page-count="2" meta:paragraph-count="32" meta:word-count="931" meta:character-count="5538" meta:non-whitespace-character-count="4633"/>
  </office:meta>
</office:document-meta>
</file>